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ease 13.07.2015</text:p>
      <text:p text:style-name="Standard"/>
      <text:p text:style-name="Standard">1 Inhalt</text:p>
      <text:list xml:id="list405660500103900575" text:style-name="L1">
        <text:list-item>
          <text:p text:style-name="P1">Drupal Modul „aae_data“ Version 1.3</text:p>
        </text:list-item>
        <text:list-item>
          <text:p text:style-name="P1">Drupal Theme „aae_theme“ Version 1.1</text:p>
        </text:list-item>
      </text:list>
      <text:p text:style-name="Standard"/>
      <text:p text:style-name="Standard">2 Änderungen</text:p>
      <text:list xml:id="list7555100669577047833" text:style-name="L2">
        <text:list-item>
          <text:p text:style-name="P2">Attribut „gps“ gehört jetzt zur Adresstabelle</text:p>
        </text:list-item>
        <text:list-item>
          <text:p text:style-name="P2">Akteure und Events werden aus zwei .json-Dateien bei der Modulinstallation eingelesen</text:p>
        </text:list-item>
        <text:list-item>
          <text:p text:style-name="P2">Einzelprofile von Akteuren werden angezeigt</text:p>
        </text:list-item>
        <text:list-item>
          <text:p text:style-name="P2">Editier- und Erstellrechte werden berücksichtigt bei Akteuren</text:p>
        </text:list-item>
        <text:list-item>
          <text:p text:style-name="P2">Events werden aufgelistet, außerdem existiert eine Detailansicht</text:p>
        </text:list-item>
      </text:list>
      <text:p text:style-name="Standard"/>
      <text:list xml:id="list6089577475511561511" text:style-name="L3">
        <text:list-item>
          <text:p text:style-name="P3">Im Theme wurde ein Slider anstatt der Karte eingefügt</text:p>
        </text:list-item>
        <text:list-item>
          <text:p text:style-name="P3">Eine dynamische Akteursansicht ersetzt die generische Eventplatzhalter</text:p>
        </text:list-item>
      </text:list>
      <text:p text:style-name="Standard"/>
      <text:p text:style-name="Standard">3 Installationsanleitung</text:p>
      <text:p text:style-name="Standard">Siehe extra Dokument</text:p>
      <text:p text:style-name="Standard"/>
      <text:p text:style-name="Standard">4 Funktionen</text:p>
      <text:p text:style-name="Standard">Bei Installation wird die benötigte Datenstruktur implementiert, bei einer Deinstallation mit allen Daten wieder gelöscht. In der Navigationsleiste tauchen Links auf, um Akteure und Events anzuzeigen. Über diese Listen kann man auch die Detailansichten erreichen. Über die Detailansicht eines Akteurs kann dieser auch editiert werden, entsprechende Schreibrechte vorausgesetzt.</text:p>
      <text:p text:style-name="Standard"/>
      <text:p text:style-name="Standard">5 Bekannte Probleme</text:p>
      <text:p text:style-name="Standard">Auf der Editierseite werden die bisherigen Einträge nicht zuverlässig angeze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13T21:33:55.91</meta:creation-date>
    <meta:document-statistic meta:table-count="0" meta:image-count="0" meta:object-count="0" meta:page-count="1" meta:paragraph-count="18" meta:word-count="145" meta:character-count="1070"/>
    <dc:date>2015-07-13T21:46:48.75</dc:date>
    <meta:editing-duration>PT12M53S</meta:editing-duration>
    <meta:editing-cycles>1</meta:editing-cycles>
    <meta:generator>OpenOffice/4.1.0$Win32 OpenOffice.org_project/410m18$Build-9764</meta:generator>
  </office:meta>
</office:document-meta>
</file>